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6809a"/>
    </style:style>
    <style:style style:name="P2" style:family="paragraph" style:parent-style-name="Text_20_body">
      <style:text-properties officeooo:paragraph-rsid="00071023"/>
    </style:style>
    <style:style style:name="P3" style:family="paragraph" style:parent-style-name="Heading_20_2">
      <style:text-properties officeooo:rsid="0008b4b2" officeooo:paragraph-rsid="0008b4b2"/>
    </style:style>
    <style:style style:name="P4" style:family="paragraph" style:parent-style-name="Heading_20_2">
      <style:text-properties style:font-name="Liberation Sans1" fo:font-size="16.1000003814697pt" fo:font-weight="bold" officeooo:rsid="0008c337" officeooo:paragraph-rsid="0008c33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" style:family="paragraph" style:parent-style-name="Heading_20_2">
      <style:text-properties officeooo:paragraph-rsid="0008c337"/>
    </style:style>
    <style:style style:name="P6" style:family="paragraph" style:parent-style-name="Heading_20_2">
      <style:text-properties officeooo:paragraph-rsid="000be0e9"/>
    </style:style>
    <style:style style:name="P7" style:family="paragraph" style:parent-style-name="Heading_20_2">
      <style:text-properties officeooo:rsid="000ca5ab" officeooo:paragraph-rsid="000ca5ab"/>
    </style:style>
    <style:style style:name="P8" style:family="paragraph" style:parent-style-name="Standard"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officeooo:paragraph-rsid="00071023" style:font-size-asian="11pt" style:font-style-asian="normal" style:font-weight-asian="normal" style:text-emphasize="none"/>
    </style:style>
    <style:style style:name="P9" style:family="paragraph" style:parent-style-name="Standard">
      <style:text-properties fo:color="#c9211e" style:text-outline="false" style:text-line-through-style="none" style:text-line-through-type="none" style:font-name="Liberation Sans2" fo:font-size="13pt" fo:font-style="italic" fo:text-shadow="none" style:text-underline-style="none" fo:font-weight="normal" officeooo:paragraph-rsid="00071023" style:font-size-asian="13pt" style:font-style-asian="italic" style:font-weight-asian="normal" style:text-emphasize="none"/>
    </style:style>
    <style:style style:name="P10" style:family="paragraph" style:parent-style-name="Standard">
      <style:text-properties officeooo:paragraph-rsid="00071023"/>
    </style:style>
    <style:style style:name="P11" style:family="paragraph" style:parent-style-name="Text_20_body">
      <style:text-properties officeooo:paragraph-rsid="000b5b02"/>
    </style:style>
    <style:style style:name="P12" style:family="paragraph" style:parent-style-name="Text_20_body">
      <style:text-properties officeooo:paragraph-rsid="0006809a"/>
    </style:style>
    <style:style style:name="P13" style:family="paragraph" style:parent-style-name="Text_20_body">
      <style:text-properties officeooo:paragraph-rsid="000be0e9"/>
    </style:style>
    <style:style style:name="P14" style:family="paragraph" style:parent-style-name="Text_20_body">
      <style:text-properties officeooo:rsid="000c5afd" officeooo:paragraph-rsid="000c5afd"/>
    </style:style>
    <style:style style:name="P15" style:family="paragraph" style:parent-style-name="Text_20_body">
      <style:text-properties officeooo:rsid="000ca5ab" officeooo:paragraph-rsid="000ca5ab"/>
    </style:style>
    <style:style style:name="P16" style:family="paragraph" style:parent-style-name="Text_20_body">
      <style:text-properties officeooo:rsid="000f3479" officeooo:paragraph-rsid="000f3479"/>
    </style:style>
    <style:style style:name="T1" style:family="text">
      <style:text-properties officeooo:rsid="0008c337"/>
    </style:style>
    <style:style style:name="T2" style:family="text">
      <style:text-properties style:font-name="Liberation Sans1" fo:font-size="16.1000003814697pt" fo:font-weight="bold" officeooo:rsid="0008c33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" style:family="text">
      <style:text-properties officeooo:rsid="000a8e76"/>
    </style:style>
    <style:style style:name="T4" style:family="text">
      <style:text-properties officeooo:rsid="000bdc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/>
      <text:p text:style-name="P1"/>
      <text:h text:style-name="P7" text:outline-level="2"/>
      <text:p text:style-name="P15">Raw card back: <text:span text:style-name="T4">art nouveau particle texture filigree subsurface</text:span></text:p>
      <text:h text:style-name="Heading_20_2" text:outline-level="2">Wake world artist<text:span text:style-name="T3">s</text:span></text:h>
      <text:p text:style-name="P11">Jozef Chelmonski and John Martin</text:p>
      <text:h text:style-name="P4" text:outline-level="2">Wake world prompts</text:h>
      <text:p text:style-name="P2">matte painting of a bed, realistic Watercolor Illustration, lineart, artwork by Jozef Chelmonski and John Martin, highly detailed, nikon, nikkor, octane, HDR</text:p>
      <text:p text:style-name="P2"/>
      <text:h text:style-name="P3" text:outline-level="2">Potential dream world artists</text:h>
      <text:p text:style-name="P8">Caspar David Friedrich</text:p>
      <text:p text:style-name="P8">Leonid Afremov</text:p>
      <text:p text:style-name="P9">thomas kinkade</text:p>
      <text:p text:style-name="P10"/>
      <text:p text:style-name="P10"/>
      <text:h text:style-name="P5" text:outline-level="2"><text:span text:style-name="T2">Dream world prompts</text:span></text:h>
      <text:p text:style-name="P10">landscape road / stone bri<text:span text:style-name="T1">dg</text:span>e / river / <text:span text:style-name="T1">autumn, </text:span><text:s/>pastel beauty, Digital painting</text:p>
      <text:h text:style-name="P6" text:outline-level="2">Good words for dream world</text:h>
      <text:p text:style-name="P13">Greeble</text:p>
      <text:p text:style-name="P10">colorful dream</text:p>
      <text:p text:style-name="P10"/>
      <text:p text:style-name="P13">illusion</text:p>
      <text:p text:style-name="P13">landscape</text:p>
      <text:p text:style-name="P13">global illumination</text:p>
      <text:p text:style-name="P14">surreal</text:p>
      <text:p text:style-name="P16">folklor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118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5T11:19:07.771325058</meta:creation-date>
    <meta:generator>LibreOffice/6.4.7.2$Linux_X86_64 LibreOffice_project/40$Build-2</meta:generator>
    <dc:date>2022-10-15T23:15:59.771352629</dc:date>
    <meta:editing-duration>PT5H58M42S</meta:editing-duration>
    <meta:editing-cycles>7</meta:editing-cycles>
    <meta:document-statistic meta:table-count="0" meta:image-count="0" meta:object-count="0" meta:page-count="1" meta:paragraph-count="19" meta:word-count="83" meta:character-count="564" meta:non-whitespace-character-count="499"/>
  </office:meta>
</office:document-meta>
</file>